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September_2016.AD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September_2016.AD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September_2016.B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September_2016.B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September_2016.B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September_2016.C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September_2016.C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September_2016.C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September_2016.AE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September_2016.AK5"/>
    </style:style>
    <style:style style:name="ce60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September_2016.AK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4]));ISBLANK([.AE4])))" style:apply-style-name="cf1" style:base-cell-address="September_2016.AE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September_2016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September_2016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September_2016.D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September_2016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September_2016.H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September_2016.J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September_2016.L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September_2016.M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September_2016.N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September_2016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September_2016.O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September_2016.S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September_2016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September_2016.T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September_2016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September_2016.R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September_2016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9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7">
            <text:p>Interim managers</text:p>
          </table:table-cell>
          <table:covered-table-cell/>
          <table:table-cell office:value-type="string" table:number-columns-spanned="2" table:number-rows-spanned="1" table:style-name="ce37">
            <text:p>Specialist Contractors</text:p>
          </table:table-cell>
          <table:covered-table-cell/>
          <table:table-cell office:value-type="string" table:number-columns-spanned="2" table:number-rows-spanned="1" table:style-name="ce37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4">
            <text:p>Ministerial Department</text:p>
          </table:table-cell>
          <table:table-cell office:value-type="string" table:style-name="ce57">
            <text:p>Department for International Development</text:p>
          </table:table-cell>
          <table:table-cell office:value-type="float" office:value="81" table:style-name="ce62">
            <text:p>81</text:p>
          </table:table-cell>
          <table:table-cell office:value-type="float" office:value="76.790000000000006" table:style-name="ce10">
            <text:p>76.79</text:p>
          </table:table-cell>
          <table:table-cell office:value-type="float" office:value="195" table:style-name="ce65">
            <text:p>195</text:p>
          </table:table-cell>
          <table:table-cell office:value-type="float" office:value="186.66" table:style-name="ce10">
            <text:p>186.66</text:p>
          </table:table-cell>
          <table:table-cell office:value-type="float" office:value="535" table:style-name="ce66">
            <text:p>535</text:p>
          </table:table-cell>
          <table:table-cell office:value-type="float" office:value="521.83000000000004" table:style-name="ce10">
            <text:p>521.83</text:p>
          </table:table-cell>
          <table:table-cell office:value-type="float" office:value="1168" table:style-name="ce67">
            <text:p>1168</text:p>
          </table:table-cell>
          <table:table-cell office:value-type="float" office:value="1128.05" table:style-name="ce10">
            <text:p>1128.05</text:p>
          </table:table-cell>
          <table:table-cell office:value-type="float" office:value="83" table:style-name="ce68">
            <text:p>83</text:p>
          </table:table-cell>
          <table:table-cell office:value-type="float" office:value="82.05" table:style-name="ce69">
            <text:p>82.05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2062" table:content-validation-name="val1" table:style-name="ce12">
            <text:p>2,062</text:p>
          </table:table-cell>
          <table:table-cell office:value-type="float" office:value="1995.3799999999999" table:content-validation-name="val1" table:style-name="ce12">
            <text:p>1,995</text:p>
          </table:table-cell>
          <table:table-cell office:value-type="float" office:value="20" table:style-name="ce76">
            <text:p>20</text:p>
          </table:table-cell>
          <table:table-cell office:value-type="float" office:value="20" table:style-name="ce73">
            <text:p>2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23" table:style-name="ce13">
            <text:p>23</text:p>
          </table:table-cell>
          <table:table-cell office:value-type="float" office:value="23" table:style-name="ce13">
            <text:p>23</text:p>
          </table:table-cell>
          <table:table-cell office:value-type="float" office:value="2085" table:style-name="ce14">
            <text:p>2,085</text:p>
          </table:table-cell>
          <table:table-cell office:value-type="float" office:value="2018.3799999999999" table:style-name="ce14">
            <text:p>2,018</text:p>
          </table:table-cell>
          <table:table-cell office:value-type="currency" office:value="8236970.2699999996" table:style-name="ce15">
            <text:p>£8,236,970.27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currency" office:value="41808.18" table:style-name="ce15">
            <text:p>£41,808.18</text:p>
          </table:table-cell>
          <table:table-cell office:value-type="currency" office:value="1802899.21" table:style-name="ce15">
            <text:p>£1,802,899.21</text:p>
          </table:table-cell>
          <table:table-cell office:value-type="currency" office:value="744337.15" table:style-name="ce16">
            <text:p>£744,337.15</text:p>
          </table:table-cell>
          <table:table-cell office:value-type="currency" office:value="10826014.810000001" table:style-name="ce17">
            <text:p>£10,826,014.81</text:p>
          </table:table-cell>
          <table:table-cell office:value-type="currency" office:value="82627.600000000035" table:style-name="ce60">
            <text:p>£82,627.60</text:p>
          </table:table-cell>
          <table:table-cell office:value-type="currency" office:value="33936.350000000006" table:style-name="ce19">
            <text:p>£33,936.35</text:p>
          </table:table-cell>
          <table:table-cell office:value-type="currency" office:value="116563.95000000004" table:style-name="ce20">
            <text:p>£116,563.95</text:p>
          </table:table-cell>
          <table:table-cell office:value-type="currency" office:value="10942578.76" table:style-name="ce21">
            <text:p>£10,942,578.76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3">
            <text:p>Executive Non-Departmental Public Body</text:p>
          </table:table-cell>
          <table:table-cell office:value-type="string" table:style-name="ce55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1">
            <text:p>10</text:p>
          </table:table-cell>
          <table:table-cell office:value-type="float" office:value="6" table:style-name="ce72">
            <text:p>6</text:p>
          </table:table-cell>
          <table:table-cell office:value-type="float" office:value="10" table:content-validation-name="val1" table:style-name="ce12">
            <text:p>10</text:p>
          </table:table-cell>
          <table:table-cell office:value-type="float" office:value="6" table:content-validation-name="val1" table:style-name="ce12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50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2">
            <text:p>Executive Non-Departmental Public Body</text:p>
          </table:table-cell>
          <table:table-cell office:value-type="string" table:style-name="ce56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0" table:content-validation-name="val1" table:style-name="ce12">
            <text:p>0</text:p>
          </table:table-cell>
          <table:table-cell office:value-type="float" office:value="0" table:content-validation-name="val1" table:style-name="ce12">
            <text:p>0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51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9">
            <text:p>NIL</text:p>
          </table:table-cell>
          <table:table-cell office:value-type="string" table:style-name="ce59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16384" table:style-name="ce1"/>
        </table:table-row>
        <table:table-row table:number-rows-repeated="65059" table:style-name="ro6">
          <table:table-cell table:number-columns-repeated="15"/>
          <table:table-cell table:content-validation-name="val1" table:style-name="ce1"/>
          <table:table-cell table:content-validation-name="val1" table:style-name="ce1"/>
          <table:table-cell table:number-columns-repeated="16367"/>
        </table:table-row>
        <table:table-row table:number-rows-repeated="983043" table:style-name="ro6">
          <table:table-cell table:number-columns-repeated="16384"/>
        </table:table-row>
        <table:named-expressions>
          <table:named-range table:name="Print_Area" table:cell-range-address="September_2016.$A$1:September_2016.$AN$6" table:base-cell-address="September_20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12-14T09:51:36Z</meta:creation-date>
    <dc:date>2016-12-14T09:51:42Z</dc:date>
  </office:meta>
</office:document-meta>
</file>